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FactoryBean.setParent( Compon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FactoryBean.setChildren( List &lt; Component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FactoryBean.getObj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